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e61" officeooo:paragraph-rsid="00194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llaumes@aldenv105:~/repos/250/cs250s2016-guillaumes/Laboratories/Lab5$ java Queen </text:p>
      <text:p text:style-name="P1">1 0 0 0 0 0 0 0 </text:p>
      <text:p text:style-name="P1">0 0 1 0 0 0 0 0 </text:p>
      <text:p text:style-name="P1">0 1 0 0 0 0 0 0 </text:p>
      <text:p text:style-name="P1">0 0 0 0 0 1 0 0 </text:p>
      <text:p text:style-name="P1">0 0 0 0 0 0 0 1 </text:p>
      <text:p text:style-name="P1">0 0 0 1 0 0 0 0 </text:p>
      <text:p text:style-name="P1">0 0 0 0 0 0 0 0 </text:p>
      <text:p text:style-name="P1">0 0 0 0 1 0 0 0 </text:p>
      <text:p text:style-name="P1"/>
      <text:p text:style-name="P1"/>
      <text:p text:style-name="P1">Anything I did to check the upper diagonal going to the right would make it not reach the seventh row, and thus not enter the loop to print. <text:s/>Seriously frustrating issue, so I left code with a check of the upper left row(which accomplishes nothing but still lets it print). <text:s/></text:p>
      <text:p text:style-name="P1"/>
      <text:p text:style-name="P1">The N-Queens program does not print. <text:s/>This is very grave inde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1:29:51.145504990</meta:creation-date>
    <dc:date>2016-03-13T21:45:55.107354265</dc:date>
    <meta:editing-duration>PT23S</meta:editing-duration>
    <meta:editing-cycles>1</meta:editing-cycles>
    <meta:document-statistic meta:table-count="0" meta:image-count="0" meta:object-count="0" meta:page-count="1" meta:paragraph-count="11" meta:word-count="128" meta:character-count="563" meta:non-whitespace-character-count="422"/>
    <meta:generator>LibreOffice/4.2.8.2$Linux_X86_64 LibreOffice_project/420m0$Build-2</meta:generator>
  </office:meta>
</office:document-meta>
</file>